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a3639" officeooo:paragraph-rsid="000a3639" style:font-weight-asian="normal" style:font-weight-complex="normal"/>
    </style:style>
    <style:style style:name="P2" style:family="paragraph" style:parent-style-name="Standard">
      <style:text-properties fo:font-weight="normal" officeooo:rsid="000c035a" officeooo:paragraph-rsid="000c035a" style:font-weight-asian="normal" style:font-weight-complex="normal"/>
    </style:style>
    <style:style style:name="P3" style:family="paragraph" style:parent-style-name="Standard">
      <style:text-properties fo:font-weight="normal" officeooo:paragraph-rsid="000a3639" style:font-weight-asian="normal" style:font-weight-complex="normal"/>
    </style:style>
    <style:style style:name="P4" style:family="paragraph" style:parent-style-name="Standard">
      <style:text-properties fo:font-weight="normal" officeooo:paragraph-rsid="000c035a" style:font-weight-asian="normal" style:font-weight-complex="normal"/>
    </style:style>
    <style:style style:name="P5" style:family="paragraph" style:parent-style-name="Standard">
      <style:text-properties fo:font-weight="normal" officeooo:rsid="000d817f" officeooo:paragraph-rsid="000d817f" style:font-weight-asian="normal" style:font-weight-complex="normal"/>
    </style:style>
    <style:style style:name="P6" style:family="paragraph" style:parent-style-name="Standard">
      <style:text-properties fo:font-weight="normal" officeooo:rsid="000de022" officeooo:paragraph-rsid="000d817f" style:font-weight-asian="normal" style:font-weight-complex="normal"/>
    </style:style>
    <style:style style:name="P7" style:family="paragraph" style:parent-style-name="Standard">
      <style:text-properties fo:font-weight="normal" officeooo:rsid="000edd3d" officeooo:paragraph-rsid="000edd3d" style:font-weight-asian="normal" style:font-weight-complex="normal"/>
    </style:style>
    <style:style style:name="P8" style:family="paragraph" style:parent-style-name="Standard">
      <style:text-properties officeooo:paragraph-rsid="000c035a"/>
    </style:style>
    <style:style style:name="P9" style:family="paragraph" style:parent-style-name="Standard">
      <style:text-properties officeooo:rsid="000d817f" officeooo:paragraph-rsid="000d817f"/>
    </style:style>
    <style:style style:name="P10" style:family="paragraph" style:parent-style-name="Standard">
      <style:text-properties fo:font-weight="normal" officeooo:rsid="000edd3d" officeooo:paragraph-rsid="000edd3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3639" style:font-weight-asian="normal" style:font-weight-complex="normal"/>
    </style:style>
    <style:style style:name="T3" style:family="text">
      <style:text-properties fo:font-weight="normal" officeooo:rsid="000b0ee9" style:font-weight-asian="normal" style:font-weight-complex="normal"/>
    </style:style>
    <style:style style:name="T4" style:family="text">
      <style:text-properties fo:font-weight="normal" officeooo:rsid="000de022" style:font-weight-asian="normal" style:font-weight-complex="normal"/>
    </style:style>
    <style:style style:name="T5" style:family="text">
      <style:text-properties fo:font-weight="normal" officeooo:rsid="00107085" style:font-weight-asian="normal" style:font-weight-complex="normal"/>
    </style:style>
    <style:style style:name="T6" style:family="text">
      <style:text-properties officeooo:rsid="001070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: Raccolta <text:span text:style-name="T6">D</text:span>ifferenziata porta a porta</text:p>
      <text:p text:style-name="P1"/>
      <text:p text:style-name="P8"><text:span text:style-name="T2">La raccolta </text:span><text:span text:style-name="T5">d</text:span><text:span text:style-name="T2">ifferenziata porta a porta è u</text:span><text:span text:style-name="T1">n tipo di raccolta dei rifiuti urbani che porta con sé innumerevoli vantaggi, a partire dall’incremento del numero di materiali riciclati (75-80 per cento)</text:span></text:p>
      <text:p text:style-name="P2">Essa consiste nel ritiro presso l’abitazione dell’utente dei rifiuti,secondo un calendario solitamente stabilito dal comune in cui viene effettuata.</text:p>
      <text:p text:style-name="P8"><text:span text:style-name="T1">E ancora: </text:span><text:span text:style-name="Strong_20_Emphasis"><text:span text:style-name="T1">la raccolta differenziata porta a porta permette di responsabilizzare tutti i cittadini sul corretto conferimento dei diversi materiali</text:span></text:span><text:span text:style-name="T1"> e consente di eliminare dalle strade i classici cassonetti con un netto miglioramento dell’arredo urbano.</text:span></text:p>
      <text:p text:style-name="P3"/>
      <text:p text:style-name="P8"><text:span text:style-name="T3">E</text:span><text:span text:style-name="T1">ffettuare la </text:span><text:span text:style-name="Strong_20_Emphasis"><text:span text:style-name="T1">raccolta differenziata porta a porta</text:span></text:span><text:span text:style-name="T1"> nei piccoli comuni può rivelarsi un’operazione abbastanza semplice da portare avanti e decisamente virtuosa, </text:span><text:span text:style-name="Strong_20_Emphasis"><text:span text:style-name="T1">nelle città soprattutto in quelle di grandi dimensioni, questo genere di raccolta dei rifiuti può incontrare alcune difficoltà</text:span></text:span><text:span text:style-name="T1">. Può infatti diventare difficile tenere in casa, soprattutto se si tratta di abitazioni piccole o monolocali, il </text:span><text:a xlink:type="simple" xlink:href="http://www.nonsprecare.it/come-costruire-compostiera-giardino-fai-da-te" office:target-frame-name="_blank" xlink:show="new" text:style-name="Internet_20_link" text:visited-style-name="Visited_20_Internet_20_Link"><text:span text:style-name="T1">bidone dell’umido</text:span></text:a><text:span text:style-name="T1"> o comunque quello relativo alle altre tipologie di rifiuti, in attesa del giorno stabilito per la raccolta domiciliare.</text:span></text:p>
      <text:p text:style-name="P4"/>
      <text:p text:style-name="P5">In alcuni comuni spesso vi sono segnalazioni e lamentele da parte dei residenti per la mancata raccolta dei rifiuti. Infatti può capitare che gli addetti alla raccolta per problemi di varia natura,lascino i rifiuti anche per più giorni davanti le abitazioni non procedendo alla loro raccolta.</text:p>
      <text:p text:style-name="P5"/>
      <text:p text:style-name="P2">Un altro problema da affrontare riguarda il fatto che molti cittadini non effettuano correttamente la differenziazione dei rifiuti,ossia introducono un particolare tipo di rifiuto in un sacchetto sbagliato.</text:p>
      <text:p text:style-name="P5">Ciò diminuisce la percentuale di differenziazione e crea un disagio nello smaltimento successivo.</text:p>
      <text:p text:style-name="P2"/>
      <text:p text:style-name="P5">Il progetto vuole risolvere i problemi sopra esposti.</text:p>
      <text:p text:style-name="P5">Nel comune X<text:span text:style-name="T6">YZ </text:span>si intendono adottare degli ECO-Compattatori, ossia dei grossi “cassonetti” speciali in cui i cittadini possono recarsi in qualsiasi momento per gettare i propri rifiuti non organici. Inoltre, superata una certa quantità, verrà data loro una somma di denaro. Questo “premio” serve a motivarli ad effettuare una corretta gestione dei rifiuti e a diminuire il lavoro degli operatori ecologici.</text:p>
      <text:p text:style-name="P5"/>
      <text:p text:style-name="P9"><text:span text:style-name="T1">Per i rifiuti organici, </text:span><text:span text:style-name="T4">i cittadini che possiedono un piccolo spazio verde potranno utilizzare dei cassonetti speciali per il compostaggio e smaltire naturalmente tali rifiuti ottenendo concime naturale. In caso contrario, potranno depositare tali rifiuti nel sito di compostaggio del comune, oltre che lasciarlo davanti la propria abitazione durante i giorni della raccolta dell’umido.</text:span></text:p>
      <text:p text:style-name="P6"/>
      <text:p text:style-name="P6"/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09:19.025152748</meta:creation-date>
    <dc:date>2018-10-31T09:13:15.208150917</dc:date>
    <meta:editing-duration>PT13M3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77" meta:character-count="2620" meta:non-whitespace-character-count="2254"/>
  </office:meta>
</office:document-meta>
</file>